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birthyear</text:p>
          </table:table-cell>
          <table:table-cell table:style-name="ce1" office:value-type="string" calcext:value-type="string">
            <text:p>deathyea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birthplace</text:p>
          </table:table-cell>
          <table:table-cell table:style-name="ce1" office:value-type="string" calcext:value-type="string">
            <text:p>deathplac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isJap</text:p>
          </table:table-cell>
          <table:table-cell table:style-name="ce1" office:value-type="string" calcext:value-type="string">
            <text:p>INFOBOX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神奈川県平塚市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2"/>
          <table:table-cell office:value-type="string" calcext:value-type="string">
            <text:p>日本東京都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/>
          <table:table-cell office:value-type="string" calcext:value-type="string">
            <text:p>ロシア、モスクワ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東京都墨田区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大阪府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Korean in Jp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京都市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静岡県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神奈川県横須賀市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ソビエト連邦ラトビア・ソビエト社会主義共和国リガ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66" calcext:value-type="float">
            <text:p>1966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ウィーン</text:p>
          </table:table-cell>
          <table:table-cell office:value-type="string" calcext:value-type="string">
            <text:p>ノイホーフ城（Schloß Neuhof, 現チェコのノヴィー・ドヴール Nový Dvůr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number-columns-repeated="2"/>
          <table:table-cell office:value-type="string" calcext:value-type="string">
            <text:p>韓国ソウル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a xlink:href="https://ja.wikipedia.org/wiki/大韓民国" xlink:type="simple">韓国</text:a>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大阪府柏原市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徳島県小松島市</text:p>
          </table:table-cell>
          <table:table-cell office:value-type="string" calcext:value-type="string">
            <text:p>勝浦郡芝生村（現在の小松島市芝生町）</text:p>
          </table:table-cell>
          <table:table-cell office:value-type="string" calcext:value-type="string">
            <text:p>大連市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ボフミーン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神奈川県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/>
          <table:table-cell office:value-type="string" calcext:value-type="string">
            <text:p>滋賀県大津市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埼玉県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東京市神田</text:p>
          </table:table-cell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東京都足立区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/>
          <table:table-cell office:value-type="string" calcext:value-type="string">
            <text:p>グラーツ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/>
          <table:table-cell office:value-type="string" calcext:value-type="string">
            <text:p>鹿児島県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大阪府大阪市中央区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東京都</text:p>
          </table:table-cell>
          <table:table-cell office:value-type="string" calcext:value-type="string">
            <text:p>東京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546" calcext:value-type="float">
            <text:p>1546</text:p>
          </table:table-cell>
          <table:table-cell table:number-columns-repeated="2"/>
          <table:table-cell office:value-type="string" calcext:value-type="string">
            <text:p>河越城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ペンシルベニア州ウィルクスバリ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東京都府中市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長野県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インディアナ州のウィンチェスター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北海道久遠郡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/>
          <table:table-cell office:value-type="string" calcext:value-type="string">
            <text:p>アメリカ合衆国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石川県金沢市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office:value-type="string" calcext:value-type="string">
            <text:p>デリ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群馬県高崎市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ロサンゼルス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/>
          <table:table-cell office:value-type="string" calcext:value-type="string">
            <text:p>ポーランド ワルシャワ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/>
          <table:table-cell office:value-type="string" calcext:value-type="string">
            <text:p>サウスカロライナ州チャールストン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table:number-columns-repeated="2"/>
          <table:table-cell office:value-type="string" calcext:value-type="string">
            <text:p>朝鮮水軍との戦い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/>
          <table:table-cell office:value-type="string" calcext:value-type="string">
            <text:p>大阪府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新潟県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石川県石川郡野々市村（現：野々市市）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ロシア帝国バクー県バクー郡サブンチ</text:p>
          </table:table-cell>
          <table:table-cell office:value-type="string" calcext:value-type="string">
            <text:p>日本、東京都豊島区西巣鴨、東京拘置所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フランス、パリ</text:p>
          </table:table-cell>
          <table:table-cell office:value-type="string" calcext:value-type="string">
            <text:p>ポルトガル、フンシャ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ウェストモアランド教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/>
          <table:table-cell office:value-type="string" calcext:value-type="string">
            <text:p>兵庫県神戸市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東京都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石川明人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同・リオ・クアルト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2"/>
          <table:table-cell office:value-type="string" calcext:value-type="string">
            <text:p>滋賀県栗太郡葉山村（現在の栗東市）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804" calcext:value-type="float">
            <text:p>1804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ja.wikipedia.org/wiki/%E6%9D%BE%E5%B9%B3%E6%AD%A3%E5%8D%8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08" calcext:value-type="float">
            <text:p>1708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ソミュール近郊のブーメーの城</text:p>
          </table:table-cell>
          <table:table-cell office:value-type="string" calcext:value-type="string">
            <text:p>ナイルの海戦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350" calcext:value-type="float">
            <text:p>1350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信濃国埴科郡松代城下荒町（長野県長野市松代町東条字荒町）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フィラデルフィア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866" calcext:value-type="float">
            <text:p>1866</text:p>
          </table:table-cell>
          <table:table-cell table:number-columns-repeated="6"/>
          <table:table-cell office:value-type="string" calcext:value-type="string">
            <text:p>https://ja.wikipedia.org/wiki/%E4%B8%AD%E6%B2%A2%E9%9B%AA%E5%9F%8E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徳島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<text:s/>ブルゴス</text:p>
          </table:table-cell>
          <table:table-cell office:value-type="string" calcext:value-type="string">
            <text:p>、サンタ・マリア・デ・ラス・ウエル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ジョグジャカルタ</text:p>
          </table:table-cell>
          <table:table-cell office:value-type="string" calcext:value-type="string">
            <text:p>マカッサ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相模国の柒部氏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42" calcext:value-type="float">
            <text:p>1142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747" calcext:value-type="float">
            <text:p>1747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土佐国高岡郡芳生野村（高知県高岡郡津野町）</text:p>
          </table:table-cell>
          <table:table-cell office:value-type="string" calcext:value-type="string">
            <text:p>大和国吉野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mplicit bp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湖南省新寧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ノルマンディ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グレーフェンベルク（現 Lázně Jeseník）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852" calcext:value-type="float">
            <text:p>1852</text:p>
          </table:table-cell>
          <table:table-cell/>
          <table:table-cell table:number-columns-repeated="2" office:value-type="string" calcext:value-type="string">
            <text:p>ベルリン, ドイツ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741" calcext:value-type="float">
            <text:p>1741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912" calcext:value-type="float">
            <text:p>1912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89" calcext:value-type="float">
            <text:p>1889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フランス中部のローヌ＝アルプ地域圏に位置するアルデシュ県のオーブナ</text:p>
          </table:table-cell>
          <table:table-cell office:value-type="string" calcext:value-type="string">
            <text:p>オーブナのポン・ドーブナ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リート・イム・インクライス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萩藩松本村新道</text:p>
          </table:table-cell>
          <table:table-cell office:value-type="string" calcext:value-type="string">
            <text:p>加賀藩邸前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73" calcext:value-type="float">
            <text:p>1673</text:p>
          </table:table-cell>
          <table:table-cell table:number-columns-repeated="2"/>
          <table:table-cell office:value-type="string" calcext:value-type="string">
            <text:p>江戸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57" calcext:value-type="float">
            <text:p>1557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館山城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656" calcext:value-type="float">
            <text:p>1656</text:p>
          </table:table-cell>
          <table:table-cell table:number-columns-repeated="8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string" calcext:value-type="string">
            <text:p>三重県桑名市の自宅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郡舎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77" calcext:value-type="float">
            <text:p>1077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90" calcext:value-type="float">
            <text:p>1590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信濃国高島城下の下桑原村（現長野県諏訪市）</text:p>
          </table:table-cell>
          <table:table-cell office:value-type="string" calcext:value-type="string">
            <text:p>壱岐国可須村風本（現長崎県壱岐市勝本浦）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57" calcext:value-type="float">
            <text:p>1657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フィレンツェ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string" calcext:value-type="string">
            <text:p>タウトンの戦い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長門国阿武郡松本村（現山口県萩市）</text:p>
          </table:table-cell>
          <table:table-cell office:value-type="string" calcext:value-type="string">
            <text:p>め東京市外砂村の自宅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デンマーク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23" calcext:value-type="float">
            <text:p>1123</text:p>
          </table:table-cell>
          <table:table-cell table:number-columns-repeated="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府中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string" calcext:value-type="string">
            <text:p>江戸の徳島藩邸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864" calcext:value-type="float">
            <text:p>1864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武将 Nachaus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済南出身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315" calcext:value-type="float">
            <text:p>1315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ドレスデン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844" calcext:value-type="float">
            <text:p>1844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53:29.971528634</meta:creation-date>
    <dc:date>2017-09-21T08:59:15.255759943</dc:date>
    <meta:editing-duration>P0D</meta:editing-duration>
    <meta:editing-cycles>1</meta:editing-cycles>
    <meta:document-statistic meta:table-count="1" meta:cell-count="447" meta:object-count="0"/>
    <meta:generator>LibreOffice/4.2.8.2$Linux_X86_64 LibreOffice_project/420$Build-2</meta:generator>
  </office:meta>
</office:document-meta>
</file>